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roperty.setXML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roperty.convertSimpleValueToArray( XMPArrayType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P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ropert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roperty.setPropertyQualifier( QName name , XMPProperty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PProper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PProperty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roperty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roperty.getStructure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roperty.getEffectiveQ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PProperty.simplif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PProperty.isQualifiedProper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PProperty.hasPropertyQualifi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roperty.getArray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roperty.toSAX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PProperty.XMPProperty( QName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